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, 'Helvetica Neue', Helvetica, Arial, 'Liberation Sans', Roboto, Noto, sans-serif"/>
  </office:font-face-decls>
  <office:automatic-styles>
    <style:style style:name="P1" style:family="paragraph" style:parent-style-name="Standard">
      <style:text-properties fo:font-size="16pt" officeooo:rsid="000b1c19" officeooo:paragraph-rsid="000b1c19" style:font-size-asian="14pt" style:font-size-complex="16pt"/>
    </style:style>
    <style:style style:name="P2" style:family="paragraph" style:parent-style-name="Standard">
      <style:text-properties fo:font-size="16pt" officeooo:rsid="000c48d8" officeooo:paragraph-rsid="000c48d8" style:font-size-asian="14pt" style:font-size-complex="16pt"/>
    </style:style>
    <style:style style:name="P3" style:family="paragraph" style:parent-style-name="Standard">
      <style:text-properties fo:font-size="16pt" officeooo:rsid="000c48d8" officeooo:paragraph-rsid="000df81b" style:font-size-asian="14pt" style:font-size-complex="16pt"/>
    </style:style>
    <style:style style:name="P4" style:family="paragraph" style:parent-style-name="Standard">
      <style:text-properties fo:font-size="16pt" officeooo:rsid="000d07d8" officeooo:paragraph-rsid="000d07d8" style:font-size-asian="14pt" style:font-size-complex="16pt"/>
    </style:style>
    <style:style style:name="P5" style:family="paragraph" style:parent-style-name="Standard">
      <style:text-properties fo:font-size="16pt" officeooo:rsid="000df81b" officeooo:paragraph-rsid="000df81b" style:font-size-asian="14pt" style:font-size-complex="16pt"/>
    </style:style>
    <style:style style:name="P6" style:family="paragraph" style:parent-style-name="Standard">
      <style:text-properties fo:font-size="16pt" officeooo:rsid="000e8b9e" officeooo:paragraph-rsid="000e8b9e" style:font-size-asian="14pt" style:font-size-complex="16pt"/>
    </style:style>
    <style:style style:name="P7" style:family="paragraph" style:parent-style-name="Standard">
      <style:text-properties fo:font-size="16pt" fo:font-weight="bold" officeooo:rsid="000d07d8" officeooo:paragraph-rsid="000d07d8" style:font-size-asian="14pt" style:font-weight-asian="bold" style:font-size-complex="16pt" style:font-weight-complex="bold"/>
    </style:style>
    <style:style style:name="P8" style:family="paragraph" style:parent-style-name="Standard">
      <style:text-properties officeooo:paragraph-rsid="000d07d8"/>
    </style:style>
    <style:style style:name="P9" style:family="paragraph" style:parent-style-name="Standard">
      <style:text-properties fo:color="#c9211e" loext:opacity="100%" fo:font-size="16pt" fo:font-weight="bold" officeooo:rsid="000df81b" officeooo:paragraph-rsid="000df81b" style:font-size-asian="14pt" style:font-weight-asian="bold" style:font-size-complex="16pt" style:font-weight-complex="bold"/>
    </style:style>
    <style:style style:name="P10" style:family="paragraph" style:parent-style-name="Standard">
      <style:text-properties fo:color="#c9211e" loext:opacity="100%" fo:font-size="16pt" fo:font-weight="bold" officeooo:rsid="000c48d8" officeooo:paragraph-rsid="000df81b" style:font-size-asian="14pt" style:font-weight-asian="bold" style:font-size-complex="16pt" style:font-weight-complex="bold"/>
    </style:style>
    <style:style style:name="P11" style:family="paragraph" style:parent-style-name="Text_20_body">
      <style:text-properties loext:padding="0.049cm" loext:border="0.06pt solid #000000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loext:padding="0.049cm" loext:border="0.06pt solid #000000"/>
    </style:style>
    <style:style style:name="T1" style:family="text">
      <style:text-properties officeooo:rsid="000c48d8"/>
    </style:style>
    <style:style style:name="T2" style:family="text">
      <style:text-properties fo:font-size="28pt" officeooo:rsid="000c48d8" style:font-size-asian="28pt" style:font-size-complex="28pt"/>
    </style:style>
    <style:style style:name="T3" style:family="text">
      <style:text-properties officeooo:rsid="000d07d8"/>
    </style:style>
    <style:style style:name="T4" style:family="text">
      <style:text-properties fo:font-variant="normal" fo:text-transform="none" fo:color="#2d2d2d" loext:opacity="100%" style:font-name="Noto Sans" fo:font-size="14pt" fo:letter-spacing="normal" fo:font-style="normal" fo:font-weight="normal" officeooo:rsid="000c48d8" style:font-size-asian="14pt" style:font-size-complex="16pt" loext:padding="0.049cm" loext:border="0.06pt solid #000000"/>
    </style:style>
    <style:style style:name="T5" style:family="text">
      <style:text-properties officeooo:rsid="000df81b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"/><text:span text:style-name="T2">Lettre de motivation</text:span><text:span text:style-name="T1"> </text:span></text:p>
      <text:p text:style-name="P1"/>
      <text:p text:style-name="P1"/>
      <text:p text:style-name="P1">Arrivée en France depuis 8 ans , après <text:span text:style-name="T5">avoir</text:span> étudié la langue française <text:span text:style-name="T3">que je pratique maintenant correctement , </text:span><text:span text:style-name="T5">j’ai entrepris une reconversion professionnelle .</text:span></text:p>
      <text:p text:style-name="P1">Diplômée en ingénierie ( spécialité industrie textile ) d’une université chinoise , j’ai décidé de m’investir pleinement dans un secteur qu<text:span text:style-name="T3">i me motive</text:span> tout particulièrement à savoir <text:span text:style-name="T3">le domaine du numérique et plus spécialement celui</text:span> <text:span text:style-name="T1">du développement </text:span>des applications multimédias .</text:p>
      <text:p text:style-name="P1"/>
      <text:p text:style-name="P1">Après une formation de longue durée auprès du centre de formation DORANCO , j’ai obtenu en janvier 2023 le diplôme de Développeur d’Applications Multimédias .</text:p>
      <text:p text:style-name="P2">Je souhaite maintenant pouvoir mettre en œuvre les enseignements théoriques et pratiques que j’ai acquis au cours de cette formation.</text:p>
      <text:p text:style-name="P2"/>
      <text:p text:style-name="P2">Le poste <text:s/>de <text:s/>xxxx <text:s/>que vous proposez m’apparaît correspondre tout à fait à mes recherches et à mes attentes </text:p>
      <text:p text:style-name="P5">En effet je maîtrise différents langages de programmation tels que <text:s/>xxxxxxxxxxxxxx </text:p>
      <text:p text:style-name="P3"><text:s text:c="3"/></text:p>
      <text:p text:style-name="P3"/>
      <text:p text:style-name="P10"><text:span text:style-name="T5">A cet endroit <text:s/></text:span>expliquer pourquoi c’est ce poste que tu veux <text:span text:style-name="T3">pourquoi il te correspond</text:span> et en quoi c’est TOI qu’il faut choisir </text:p>
      <text:p text:style-name="P10"/>
      <text:p text:style-name="P2"/>
      <text:p text:style-name="P2">Je suis consciente du caractère un peu atypique de ma candidature <text:span text:style-name="T5">car </text:span><text:s/>de nationalité étrangère <text:span text:style-name="T5">et </text:span><text:s/>senior au sens <text:span text:style-name="T5">d’une première recherche d’emploi dans ce domaine .</text:span></text:p>
      <text:p text:style-name="P5">Mais , c<text:span text:style-name="T3">omme le dit un proverbe africain « Le jeune homme court plus vite que l’ancien , mais l’ancien connaît la route » …</text:span></text:p>
      <text:p text:style-name="P9">ça c’est une idée , tu le mets si tu veux </text:p>
      <text:p text:style-name="P7"/>
      <text:p text:style-name="P4">Mon adaptabilité , mon expérience de <text:span text:style-name="T5">la vie</text:span> , ma stabilité, ma persévérance et ma volonté de progresser <text:s/>sont des atouts qui me permettent de pouvoir prétendre à ce poste .</text:p>
      <text:p text:style-name="P6"><text:soft-page-break/>Je suis à votre disposition pour vous rencontrer et développer ma motivation pour ce poste et mon vif désir d’apporter ma contribution à la croissance de votre entreprise.</text:p>
      <text:p text:style-name="P4"/>
      <text:p text:style-name="P6"/>
      <text:p text:style-name="P4"/>
      <text:p text:style-name="P8"><text:span text:style-name="T4"/></text:p>
      <text:section text:style-name="Sect1" text:name="after-content-full-width">
        <text:p text:style-name="P11"/>
      </text:section>
      <text:p text:style-name="P1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ous trouverez joints à cette lettre un exemple des réalisations que j’ai effectuées ( blog , projet de site web … )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, 'Helvetica Neue', Helvetica, Arial, 'Liberation Sans', Roboto, N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2T09:17:54.596000000</meta:creation-date>
    <dc:date>2023-03-22T10:08:39.920000000</dc:date>
    <meta:editing-duration>PT2M23S</meta:editing-duration>
    <meta:editing-cycles>1</meta:editing-cycles>
    <meta:document-statistic meta:table-count="0" meta:image-count="0" meta:object-count="0" meta:page-count="2" meta:paragraph-count="15" meta:word-count="311" meta:character-count="1873" meta:non-whitespace-character-count="1554"/>
    <meta:generator>LibreOffice/7.2.0.4$Windows_x86 LibreOffice_project/9a9c6381e3f7a62afc1329bd359cc48accb6435b</meta:generator>
  </office:meta>
</office:document-meta>
</file>